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office:annotation draw:style-name="gr1" draw:text-style-name="P4" svg:width="1.1413in" svg:height="0.7083in" svg:x="5.0894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 перемычка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3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8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6.9252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38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8138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902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7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59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35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4:49:59.6722477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5T18:00:06.035616072</dc:date>
    <meta:editing-duration>PT9H6M45S</meta:editing-duration>
    <meta:editing-cycles>93</meta:editing-cycles>
    <meta:document-statistic meta:table-count="1" meta:cell-count="709" meta:object-count="0"/>
  </office:meta>
</office:document-meta>
</file>